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officeooo:rsid="0018d87f" officeooo:paragraph-rsid="0018d87f"/>
    </style:style>
    <style:style style:name="P2" style:family="paragraph" style:parent-style-name="Heading_20_3">
      <style:text-properties officeooo:rsid="0018d87f" officeooo:paragraph-rsid="0018d87f"/>
    </style:style>
    <style:style style:name="P3" style:family="paragraph" style:parent-style-name="Standard">
      <style:text-properties officeooo:rsid="0018d87f" officeooo:paragraph-rsid="0018d87f"/>
    </style:style>
    <style:style style:name="P4" style:family="paragraph" style:parent-style-name="Standard">
      <style:text-properties officeooo:rsid="0018d87f" officeooo:paragraph-rsid="001cdad3"/>
    </style:style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 style:list-style-name="L1">
      <style:text-properties officeooo:paragraph-rsid="001b5c3a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in" fo:margin-bottom="0in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in" fo:margin-bottom="0in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>
      <style:text-properties officeooo:rsid="0018d87f" officeooo:paragraph-rsid="0018d87f"/>
    </style:style>
    <style:style style:name="P17" style:family="paragraph" style:parent-style-name="Text_20_body">
      <style:text-properties officeooo:rsid="001b5c3a" officeooo:paragraph-rsid="001b5c3a"/>
    </style:style>
    <style:style style:name="P18" style:family="paragraph" style:parent-style-name="Text_20_body">
      <style:text-properties fo:font-style="normal" fo:font-weight="bold" officeooo:rsid="001b5c3a" officeooo:paragraph-rsid="001b5c3a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fo:font-weight="normal" officeooo:rsid="001b5c3a" officeooo:paragraph-rsid="001b5c3a" style:font-weight-asian="normal" style:font-weight-complex="normal"/>
    </style:style>
    <style:style style:name="T1" style:family="text">
      <style:text-properties officeooo:rsid="0018d87f"/>
    </style:style>
    <style:style style:name="T2" style:family="text">
      <style:text-properties officeooo:rsid="0019fd0a"/>
    </style:style>
    <style:style style:name="T3" style:family="text">
      <style:text-properties officeooo:rsid="001b5c3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cdad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ritney Temu</text:p>
      <text:p text:style-name="P4"><text:line-break/><text:span text:style-name="T5">Nairobi</text:span>, <text:span text:style-name="T5">Kenya</text:span> <text:line-break/><text:span text:style-name="T5">+254708278155</text:span><text:line-break/><text:span text:style-name="T5">trizerbritney@gmail.com</text:span> <text:s text:c="26"/></text:p>
      <text:h text:style-name="P2" text:outline-level="3">Objective</text:h>
      <text:p text:style-name="Text_20_body">Aspiring software engineer currently enrolled in an online program, eager to leverage foundational skills in programming and problem-solving. Committed to continuous learning and growth in the field of software development. Seeking internship opportunities to apply theoretical knowledge in a practical environment.</text:p>
      <text:h text:style-name="P2" text:outline-level="3"><text:span text:style-name="T2">E</text:span>ducation</text:h>
      <text:p text:style-name="P16"/>
      <text:p text:style-name="Text_20_body"><text:span text:style-name="Strong_20_Emphasis">Bachelor of Science in </text:span><text:span text:style-name="Strong_20_Emphasis"><text:span text:style-name="T2">Mathematics and Computer Science</text:span></text:span><text:line-break/>Multimedia University, [<text:span text:style-name="T2">Nairobi</text:span>, <text:span text:style-name="T2">Kenya</text:span>]<text:line-break/>Expected Graduation: March 202<text:span text:style-name="T2">7</text:span></text:p>
      <text:list xml:id="list2915212766" text:style-name="L1">
        <text:list-item>
          <text:p text:style-name="P5">Relevant Coursework: Data Structures, Algorithms, Web Development, Database Management, Software Testing, Mobile App Development. </text:p>
        </text:list-item>
        <text:list-item>
          <text:p text:style-name="P6">GPA:<text:span text:style-name="T3">[65</text:span>] (<text:span text:style-name="T3">aggregate points</text:span>) </text:p>
        </text:list-item>
      </text:list>
      <text:p text:style-name="P18">Secondary education</text:p>
      <text:p text:style-name="P18"><text:span text:style-name="T4">Sa. Kolanya Girls School,[Busia,Kenya]</text:span></text:p>
      <text:p text:style-name="P18"><text:span text:style-name="T4">Scored:B plain of 69 points</text:span></text:p>
      <text:p text:style-name="P18">Primary education</text:p>
      <text:p text:style-name="P19">St.Teresa’s Girls primary school</text:p>
      <text:p text:style-name="P19">Scored:389 marks</text:p>
      <text:p text:style-name="Horizontal_20_Line"/>
      <text:h text:style-name="Heading_20_3" text:outline-level="3">Technical Skills</text:h>
      <text:list xml:id="list1451284581" text:style-name="L2">
        <text:list-item>
          <text:p text:style-name="P8"><text:span text:style-name="Strong_20_Emphasis">Programming Languages</text:span>: Python, Java, JavaScript, HTML, CSS </text:p>
        </text:list-item>
        <text:list-item>
          <text:p text:style-name="P8"><text:span text:style-name="Strong_20_Emphasis">Frameworks and Tools</text:span>: <text:span text:style-name="T2">Django,</text:span> Node.js, Git, Visual Studio Code </text:p>
        </text:list-item>
        <text:list-item>
          <text:p text:style-name="P8"><text:span text:style-name="Strong_20_Emphasis">Databases</text:span>: MySQL, MongoDB </text:p>
        </text:list-item>
        <text:list-item>
          <text:p text:style-name="P7"><text:span text:style-name="Strong_20_Emphasis">Soft Skills</text:span>: Problem-solving, Team collaboration, Communication </text:p>
        </text:list-item>
      </text:list>
      <text:p text:style-name="Horizontal_20_Line"/>
      <text:h text:style-name="Heading_20_3" text:outline-level="3">Projects</text:h>
      <text:p text:style-name="Text_20_body"><text:span text:style-name="Strong_20_Emphasis">Personal Portfolio Website</text:span></text:p>
      <text:list xml:id="list4151589820" text:style-name="L3">
        <text:list-item>
          <text:p text:style-name="P10">Developed a responsive portfolio site using HTML, CSS, and JavaScript to showcase projects and skills. </text:p>
        </text:list-item>
        <text:list-item>
          <text:p text:style-name="P9">Implemented features such as a contact form and project gallery.</text:p>
        </text:list-item>
      </text:list>
      <text:p text:style-name="P16"><text:soft-page-break/><text:span text:style-name="Strong_20_Emphasis">Part-Time Job (if applicable)</text:span><text:line-break/>[Sales person]<text:line-break/>[Uniliver] — [Nairobi, Keya]<text:line-break/>[November2024] – [ Nov 2025]</text:p>
      <text:list xml:id="list2314926265" text:style-name="L4">
        <text:list-item>
          <text:p text:style-name="P11">Developed customer service and communication skills while managing tasks in a fast-paced environment. </text:p>
        </text:list-item>
      </text:list>
      <text:p text:style-name="Horizontal_20_Line"/>
      <text:h text:style-name="Heading_20_3" text:outline-level="3">Extracurricular Activities</text:h>
      <text:p text:style-name="Text_20_body"><text:span text:style-name="Strong_20_Emphasis">Member, Computer Science Club</text:span><text:line-break/>Multimedia University</text:p>
      <text:list xml:id="list443176668" text:style-name="L5">
        <text:list-item>
          <text:p text:style-name="P12">Participated in workshops and hackathons, enhancing coding skills and collaborating with peers on software projects. </text:p>
        </text:list-item>
      </text:list>
      <text:p text:style-name="Text_20_body"><text:span text:style-name="Strong_20_Emphasis">Volunteer, Local Community Center</text:span></text:p>
      <text:list xml:id="list3847935886" text:style-name="L6">
        <text:list-item>
          <text:p text:style-name="P13">Assisted in teaching basic computer skills to community members, fostering a love for technology and learning. </text:p>
        </text:list-item>
      </text:list>
      <text:p text:style-name="Horizontal_20_Line"/>
      <text:h text:style-name="Heading_20_3" text:outline-level="3">Certifications</text:h>
      <text:list xml:id="list63128578" text:style-name="L7">
        <text:list-item>
          <text:p text:style-name="P15">[Certifica<text:span text:style-name="T1">tion in Software engineering</text:span>], [<text:span text:style-name="T1">Power learn Project</text:span>] — <text:span text:style-name="T1">[2025</text:span>] </text:p>
        </text:list-item>
        <text:list-item>
          <text:p text:style-name="P14">[<text:span text:style-name="T1">Graphic design for Ai</text:span>], [<text:span text:style-name="T1">Ajira </text:span>] — [<text:span text:style-name="T1">2024</text:span>] </text:p>
        </text:list-item>
      </text:list>
      <text:p text:style-name="P1"/>
      <text:h text:style-name="Heading_20_3" text:outline-level="3">References</text:h>
      <text:p text:style-name="P17">Daniel Muuo - <text:a xlink:type="simple" xlink:href="mailto:mmuomumbi@gmail.com" text:style-name="Internet_20_link" text:visited-style-name="Visited_20_Internet_20_Link">mmuomumbi@gmail.com</text:a></text:p>
      <text:p text:style-name="P17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7:55:17.507409024</meta:creation-date>
    <dc:date>2025-04-03T23:25:11.636675692</dc:date>
    <meta:editing-duration>PT4H45M47S</meta:editing-duration>
    <meta:editing-cycles>1</meta:editing-cycles>
    <meta:document-statistic meta:table-count="0" meta:image-count="0" meta:object-count="0" meta:page-count="2" meta:paragraph-count="35" meta:word-count="260" meta:character-count="2016" meta:non-whitespace-character-count="1759"/>
    <meta:generator>LibreOffice/7.2.7.2$Linux_X86_64 LibreOffice_project/20$Build-2</meta:generator>
  </office:meta>
</office:document-meta>
</file>